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5681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4.334in"/>
    </style:style>
    <style:style style:name="Table1.A1" style:family="table-cell">
      <style:table-cell-properties fo:padding="0.0382in" fo:border="none"/>
    </style:style>
    <style:style style:name="Table1.C4" style:family="table-cell">
      <style:table-cell-properties style:vertical-align=""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5688in" style:rel-column-width="15361*"/>
    </style:style>
    <style:style style:name="Table2.B" style:family="table-column">
      <style:table-column-properties style:column-width="0.784in" style:rel-column-width="7677*"/>
    </style:style>
    <style:style style:name="Table2.C" style:family="table-column">
      <style:table-column-properties style:column-width="4.3396in" style:rel-column-width="4249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625in" style:rel-column-width="2250*"/>
    </style:style>
    <style:style style:name="Table3.B" style:family="table-column">
      <style:table-column-properties style:column-width="0.7813in" style:rel-column-width="1125*"/>
    </style:style>
    <style:style style:name="Table3.C" style:family="table-column">
      <style:table-column-properties style:column-width="4.3486in" style:rel-column-width="626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5625in" style:rel-column-width="2250*"/>
    </style:style>
    <style:style style:name="Table4.B" style:family="table-column">
      <style:table-column-properties style:column-width="0.7813in" style:rel-column-width="1125*"/>
    </style:style>
    <style:style style:name="Table4.C" style:family="table-column">
      <style:table-column-properties style:column-width="4.3486in" style:rel-column-width="626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5625in" style:rel-column-width="2250*"/>
    </style:style>
    <style:style style:name="Table5.B" style:family="table-column">
      <style:table-column-properties style:column-width="0.7813in" style:rel-column-width="1125*"/>
    </style:style>
    <style:style style:name="Table5.C" style:family="table-column">
      <style:table-column-properties style:column-width="4.3486in" style:rel-column-width="626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none" fo:border-right="none" fo:border-top="0.0007in solid #000000" fo:border-bottom="0.0007in solid #000000"/>
    </style:style>
    <style:style style:name="Table5.C1" style:family="table-cell">
      <style:table-cell-properties fo:padding="0.0382in" fo:border-left="none" fo:border-right="0.0007in solid #000000" fo:border-top="0.0007in solid #000000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piData</text:h>
      <text:p text:style-name="Caption">Body:</text:p>
      <text:p text:style-name="Standard"><text:tab/><text:reference-ref text:reference-format="page" text:ref-name="Settings">1</text:reference-ref>, <text:reference-ref text:reference-format="page" text:ref-name="Admin">1</text:reference-ref>, <text:reference-ref text:reference-format="page" text:ref-name="Study">2</text:reference-ref>, <text:reference-ref text:reference-format="page" text:ref-name="DataFiles">2</text:reference-ref>, <text:reference-ref text:reference-format="page" text:ref-name="Relates">4</text:reference-ref></text:p>
      <text:p text:style-name="Caption">Attributes:</text:p>
      <text:p text:style-name="Standard"><text:tab/>(none)</text:p>
      <text:h text:style-name="Heading_20_2" text:outline-level="2"><text:reference-mark-start text:name="Settings"/>Settings<text:reference-mark-end text:name="Settings"/></text:h>
      <text:p text:style-name="Caption">Body:</text:p>
      <text:p text:style-name="Standard"><text:tab/>(none)</text:p>
      <text:p text:style-name="Caption">Attribute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type_20_heading">Integer</text:p>
          </table:table-cell>
          <table:table-cell table:style-name="Table1.A1" office:value-type="string">
            <text:p text:style-name="Text_20_body">Specifies the file format version.</text:p>
          </table:table-cell>
        </table:table-row>
        <table:table-row>
          <table:table-cell table:style-name="Table1.A1" office:value-type="string">
            <text:p text:style-name="Table_20_Heading">DateSeperator</text:p>
          </table:table-cell>
          <table:table-cell table:style-name="Table1.A1" office:value-type="string">
            <text:p text:style-name="Table_20_type_20_heading">Char</text:p>
          </table:table-cell>
          <table:table-cell table:style-name="Table1.A1" office:value-type="string">
            <text:p text:style-name="Text_20_body">Character used as separator for all dates in this document.</text:p>
          </table:table-cell>
        </table:table-row>
        <table:table-row>
          <table:table-cell table:style-name="Table1.A1" office:value-type="string">
            <text:p text:style-name="Table_20_Heading">DecimalSeparator</text:p>
          </table:table-cell>
          <table:table-cell table:style-name="Table1.A1" office:value-type="string">
            <text:p text:style-name="Table_20_type_20_heading">Char</text:p>
          </table:table-cell>
          <table:table-cell table:style-name="Table1.A1" office:value-type="string">
            <text:p text:style-name="Text_20_body">Character used as seperator for all floating point numbers in this document.</text:p>
          </table:table-cell>
        </table:table-row>
        <table:table-row>
          <table:table-cell table:style-name="Table1.A1" office:value-type="string">
            <text:p text:style-name="Table_20_Heading">MissingString</text:p>
          </table:table-cell>
          <table:table-cell table:style-name="Table1.A1" office:value-type="string">
            <text:p text:style-name="Table_20_type_20_heading">Text</text:p>
          </table:table-cell>
          <table:table-cell table:style-name="Table1.C4" office:value-type="string">
            <text:p text:style-name="Text_20_body">Text string (often only a single character) that represents a missing value.</text:p>
          </table:table-cell>
        </table:table-row>
      </table:table>
      <text:h text:style-name="Heading_20_2" text:outline-level="2"><text:reference-mark-start text:name="Admin"/>Admin<text:reference-mark-end text:name="Admin"/></text:h>
      <text:p text:style-name="Caption">Body:</text:p>
      <text:p text:style-name="Standard"><text:tab/><text:reference-ref text:reference-format="page" text:ref-name="Groups">1</text:reference-ref> ?, <text:reference-ref text:reference-format="page" text:ref-name="Users">2</text:reference-ref> ?</text:p>
      <text:p text:style-name="Caption">Attributes:</text:p>
      <text:p text:style-name="Standard"><text:tab/>(none)</text:p>
      <text:h text:style-name="Heading_20_3" text:outline-level="3"><text:reference-mark-start text:name="Groups"/>Groups<text:reference-mark-end text:name="Groups"/></text:h>
      <text:p text:style-name="Caption">Body:</text:p>
      <text:p text:style-name="Text_20_body"><text:tab/><text:reference-ref text:reference-format="page" text:ref-name="Group">1</text:reference-ref>*</text:p>
      <text:h text:style-name="Heading_20_4" text:outline-level="4"><text:reference-mark-start text:name="Group"/>Group<text:reference-mark-end text:name="Group"/></text:h>
      <text:p text:style-name="Caption">Body: </text:p>
      <text:p text:style-name="Text_20_body"><text:tab/>(none)</text:p>
      <text:p text:style-name="Caption">Attribute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Id</text:p>
          </table:table-cell>
          <table:table-cell table:style-name="Table2.A1" office:value-type="string">
            <text:p text:style-name="Table_20_type_20_heading">Text</text:p>
          </table:table-cell>
          <table:table-cell table:style-name="Table2.C1" office:value-type="string">
            <text:p text:style-name="Table_20_Contents">Group ID specifier</text:p>
          </table:table-cell>
        </table:table-row>
        <table:table-row>
          <table:table-cell table:style-name="Table2.A2" office:value-type="string">
            <text:p text:style-name="Table_20_Heading">Name</text:p>
          </table:table-cell>
          <table:table-cell table:style-name="Table2.A2" office:value-type="string">
            <text:p text:style-name="Table_20_type_20_heading">Text</text:p>
          </table:table-cell>
          <table:table-cell table:style-name="Table2.C2" office:value-type="string">
            <text:p text:style-name="Table_20_Contents">A logical name for the group. E.g. nurses, managers, etc.</text:p>
          </table:table-cell>
        </table:table-row>
        <table:table-row>
          <table:table-cell table:style-name="Table2.A2" office:value-type="string">
            <text:p text:style-name="Table_20_Heading">Rights</text:p>
          </table:table-cell>
          <table:table-cell table:style-name="Table2.A2" office:value-type="string">
            <text:p text:style-name="Table_20_type_20_heading">(list)</text:p>
          </table:table-cell>
          <table:table-cell table:style-name="Table2.C2" office:value-type="string">
            <text:p text:style-name="Table_20_Contents">A list a rights this group is allowed.</text:p>
          </table:table-cell>
        </table:table-row>
      </table:table>
      <text:h text:style-name="Heading_20_3" text:outline-level="3"><text:soft-page-break/><text:reference-mark-start text:name="Users"/>Users<text:reference-mark-end text:name="Users"/></text:h>
      <text:p text:style-name="Caption">Body:</text:p>
      <text:p text:style-name="Text_20_body"><text:tab/><text:reference-ref text:reference-format="page" text:ref-name="User">2</text:reference-ref></text:p>
      <text:p text:style-name="Caption">Attributes:</text:p>
      <text:p text:style-name="Standard"><text:tab/>(none)</text:p>
      <text:h text:style-name="Heading_20_4" text:outline-level="4"><text:reference-mark-start text:name="User"/>User<text:reference-mark-end text:name="User"/></text:h>
      <text:p text:style-name="Caption">Body:</text:p>
      <text:p text:style-name="Text_20_body"><text:tab/>(none)</text:p>
      <text:p text:style-name="Caption">Attribute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Id</text:p>
          </table:table-cell>
          <table:table-cell table:style-name="Table3.A1" office:value-type="string">
            <text:p text:style-name="Table_20_type_20_heading">Text</text:p>
          </table:table-cell>
          <table:table-cell table:style-name="Table3.C1" office:value-type="string">
            <text:p text:style-name="Text_20_body">User ID specifier</text:p>
          </table:table-cell>
        </table:table-row>
        <table:table-row>
          <table:table-cell table:style-name="Table3.A2" office:value-type="string">
            <text:p text:style-name="Table_20_Heading">login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Login name used for identification (e.g. torsten)</text:p>
          </table:table-cell>
        </table:table-row>
        <table:table-row>
          <table:table-cell table:style-name="Table3.A2" office:value-type="string">
            <text:p text:style-name="Table_20_Heading">name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Logical name of the user (e.g. Torsten Bonde Christiansen)</text:p>
          </table:table-cell>
        </table:table-row>
        <table:table-row>
          <table:table-cell table:style-name="Table3.A2" office:value-type="string">
            <text:p text:style-name="Table_20_Heading">password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MD5/SHA1 encrypted password.</text:p>
          </table:table-cell>
        </table:table-row>
        <table:table-row>
          <table:table-cell table:style-name="Table3.A2" office:value-type="string">
            <text:p text:style-name="Table_20_Heading">groupid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Id referering to which group the user belongs to.</text:p>
          </table:table-cell>
        </table:table-row>
      </table:table>
      <text:h text:style-name="Heading_20_2" text:outline-level="2"><text:reference-mark-start text:name="Study"/>Study<text:reference-mark-end text:name="Study"/></text:h>
      <text:p text:style-name="Caption">Body:</text:p>
      <text:p text:style-name="Text_20_body"><text:tab/>(ingen)</text:p>
      <text:p text:style-name="Caption">Attributes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Protokol</text:p>
          </table:table-cell>
          <table:table-cell table:style-name="Table4.A1" office:value-type="string">
            <text:p text:style-name="Table_20_type_20_heading">Text</text:p>
          </table:table-cell>
          <table:table-cell table:style-name="Table4.C1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Beskrivelse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Autho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Owne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</table:table>
      <text:h text:style-name="Heading_20_2" text:outline-level="2"><text:reference-mark-start text:name="DataFiles"/>DataFiles<text:reference-mark-end text:name="DataFiles"/></text:h>
      <text:p text:style-name="Caption">Body:</text:p>
      <text:p text:style-name="Text_20_body"><text:tab/><text:reference-ref text:reference-format="page" text:ref-name="DataFile">2</text:reference-ref></text:p>
      <text:p text:style-name="Caption">Attributes:</text:p>
      <text:p text:style-name="Standard"><text:tab/>(none)</text:p>
      <text:h text:style-name="Heading_20_3" text:outline-level="3"><text:reference-mark-start text:name="DataFile"/>DataFile<text:reference-mark-end text:name="DataFile"/></text:h>
      <text:p text:style-name="Caption">Body:</text:p>
      <text:p text:style-name="Text_20_body"><text:soft-page-break/><text:tab/><text:reference-ref text:reference-format="page" text:ref-name="ValueLabels">3</text:reference-ref>, <text:reference-ref text:reference-format="page" text:ref-name="ScreenInfo">3</text:reference-ref>, <text:reference-ref text:reference-format="page" text:ref-name="Fields">3</text:reference-ref>, <text:reference-ref text:reference-format="page" text:ref-name="Headings">3</text:reference-ref>, <text:reference-ref text:reference-format="chapter" text:ref-name="Records">1.4.1.5</text:reference-ref></text:p>
      <text:p text:style-name="Caption">Attribute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ext_20_body">FileLabel</text:p>
          </table:table-cell>
          <table:table-cell table:style-name="Table5.B1" office:value-type="string">
            <text:p text:style-name="Text_20_body"/>
          </table:table-cell>
          <table:table-cell table:style-name="Table5.C1" office:value-type="string">
            <text:p text:style-name="Text_20_body"/>
          </table:table-cell>
        </table:table-row>
      </table:table>
      <text:p text:style-name="Text_20_body"/>
      <text:h text:style-name="Heading_20_4" text:outline-level="4"><text:reference-mark-start text:name="ValueLabels"/>ValueLabels<text:reference-mark-end text:name="ValueLabel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ScreenInfo"/>ScreenInfo<text:reference-mark-end text:name="ScreenInfo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Fields"/>Fields<text:reference-mark-end text:name="Field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Headings"/>Headings<text:reference-mark-end text:name="Heading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Records"/>Records<text:reference-mark-end text:name="Record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2" text:outline-level="2"><text:soft-page-break/><text:reference-mark-start text:name="Relates"/>Relates<text:reference-mark-end text:name="Relates"/></text:h>
      <text:p text:style-name="Caption">Body:</text:p>
      <text:p text:style-name="Text_20_body"><text:tab/><text:reference-ref text:reference-format="page" text:ref-name="PrimaryKeys">4</text:reference-ref>, <text:reference-ref text:reference-format="page" text:ref-name="Relate">4</text:reference-ref></text:p>
      <text:p text:style-name="Text_20_body"/>
      <text:h text:style-name="Heading_20_3" text:outline-level="3"><text:reference-mark-start text:name="PrimaryKeys"/>PrimaryKeys<text:reference-mark-end text:name="PrimaryKey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p text:style-name="Text_20_body"/>
      <text:h text:style-name="Heading_20_3" text:outline-level="3"><text:reference-mark-start text:name="Relate"/>Relate<text:reference-mark-end text:name="Relate"/></text:h>
      <text:p text:style-name="Caption">Body:</text:p>
      <text:p text:style-name="Text_20_body"><text:tab/>(none)</text:p>
      <text:p text:style-name="Caption">Attributes:</text:p>
      <text:p text:style-name="Text_20_body"><text:tab/>(n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_20_type_20_heading" style:display-name="Table type heading" style:family="paragraph" style:parent-style-name="Table_20_Contents" style:master-page-name="">
      <style:paragraph-properties style:page-number="auto"/>
      <style:text-properties fo:font-size="10pt" fo:font-style="italic" style:font-size-asian="10.5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2T08:51:43</meta:creation-date>
    <dc:date>2010-02-22T13:04:07</dc:date>
    <meta:editing-duration>PT03H35M30S</meta:editing-duration>
    <meta:editing-cycles>50</meta:editing-cycles>
    <meta:generator>OpenOffice.org/3.0$Unix OpenOffice.org_project/300m15$Build-9379</meta:generator>
    <meta:document-statistic meta:table-count="5" meta:image-count="0" meta:object-count="0" meta:page-count="4" meta:paragraph-count="130" meta:word-count="239" meta:character-count="1505"/>
    <meta:user-defined meta:name="Info 1"/>
    <meta:user-defined meta:name="Info 2"/>
    <meta:user-defined meta:name="Info 3"/>
    <meta:user-defined meta:name="Info 4"/>
  </office:meta>
</office:document-meta>
</file>